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11c8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77d19" style:font-size-asian="10pt" style:font-style-asian="normal" style:font-size-complex="10pt" style:font-style-complex="normal"/>
    </style:style>
    <style:style style:name="P6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41a4" style:font-size-asian="11pt" style:font-size-complex="11pt"/>
    </style:style>
    <style:style style:name="P8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a41a4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ce0c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rsid="01fa41a4" officeooo:paragraph-rsid="01fa41a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1fa41a4" officeooo:paragraph-rsid="01fa41a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c3df4" style:font-size-asian="11pt" style:font-size-complex="11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444ec"/>
    </style:style>
    <style:style style:name="T2" style:family="text">
      <style:text-properties officeooo:rsid="015f19d4"/>
    </style:style>
    <style:style style:name="T3" style:family="text">
      <style:text-properties officeooo:rsid="01f11c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fa41a4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fa41a4" style:font-weight-asian="normal" style:font-weight-complex="normal"/>
    </style:style>
    <style:style style:name="T9" style:family="text">
      <style:text-properties officeooo:rsid="01fa41a4"/>
    </style:style>
    <style:style style:name="T10" style:family="text">
      <style:text-properties officeooo:rsid="01faefa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faefa8" style:font-style-asian="italic" style:font-style-complex="italic"/>
    </style:style>
    <style:style style:name="T13" style:family="text">
      <style:text-properties officeooo:rsid="01fc3df4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public class </text:span><text:span text:style-name="T5">Zahlenliste</text:span><text:line-break/>{<text:line-break/> <text:s text:c="2"/>private int[] liste;<text:line-break/> <text:s text:c="3"/><text:line-break/> <text:s text:c="2"/><text:span text:style-name="T4">public </text:span><text:span text:style-name="T5">Zahlenliste</text:span><text:span text:style-name="T4">()</text:span><text:line-break/> <text:s text:c="2"/>{<text:line-break/> <text:s text:c="5"/>liste = new int[10];<text:line-break/> <text:s text:c="2"/>}<text:line-break/><text:line-break/> <text:s text:c="2"/><text:span text:style-name="T4">public void ausgeben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Console.print(liste[i] + " ");<text:line-break/> <text:s text:c="8"/>i++;<text:line-break/> <text:s text:c="5"/>}<text:line-break/> <text:s text:c="5"/>Console.println();<text:line-break/> <text:s text:c="2"/>}<text:line-break/><text:line-break/> <text:s text:c="2"/><text:span text:style-name="T4">public void eingeben()</text:span><text:line-break/> <text:s text:c="2"/>{<text:line-break/> <text:s text:c="5"/>int i;<text:line-break/> <text:s text:c="5"/>Console.println("<text:span text:style-name="T3">G</text:span>eben Sie " + liste.length + " Zahlen ein.");<text:line-break/> <text:s text:c="5"/>i = 0;<text:line-break/> <text:s text:c="5"/>while (i &lt; liste.length)<text:line-break/> <text:s text:c="5"/>{<text:line-break/> <text:s text:c="8"/>liste[i] = Console.readInt();<text:line-break/> <text:s text:c="8"/>i++;<text:line-break/> <text:s text:c="5"/>}<text:line-break/> <text:s text:c="2"/>}<text:line-break/><text:line-break/> <text:s text:c="2"/><text:span text:style-name="T4">public void füllenZufall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(int)(Math.random() * 201 - 100);<text:line-break/> <text:s text:c="8"/>i++;<text:line-break/> <text:s text:c="5"/>}<text:line-break/> <text:s text:c="2"/>}<text:line-break/><text:line-break/> <text:s text:c="2"/><text:span text:style-name="T4">public void füllenLinear10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10;<text:line-break/> <text:s text:c="8"/>i++;<text:line-break/> <text:s text:c="5"/>}<text:line-break/> <text:s text:c="2"/>}<text:line-break/><text:line-break/></text:p>
      <text:p text:style-name="P8"><text:s text:c="3"/><text:span text:style-name="T4">public void füllenQuadrat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<text:span text:style-name="T10">(</text:span>i<text:span text:style-name="T10">+1)</text:span> * <text:span text:style-name="T10">(</text:span>i<text:span text:style-name="T10">+1)</text:span>; <text:s text:c="3"/><text:span text:style-name="T11">// </text:span><text:span text:style-name="T12">i+1, weil es bei 1² losgeht</text:span><text:line-break/> <text:s text:c="8"/>i++;<text:line-break/> <text:s text:c="5"/>}<text:line-break/> <text:s text:c="2"/>}<text:line-break/><text:span text:style-name="T9">}</text:span></text:p>
      <text:p text:style-name="P7"/>
      <text:p text:style-name="P7"/>
      <text:p text:style-name="P11">public class MatheApp</text:p>
      <text:p text:style-name="P10">{</text:p>
      <text:p text:style-name="P7"><text:s text:c="3"/><text:span text:style-name="T9">private Zahlenliste zl;</text:span></text:p>
      <text:p text:style-name="P7"/>
      <text:p text:style-name="P7"><text:s text:c="3"/><text:span text:style-name="T5">public MatheApp()</text:span></text:p>
      <text:p text:style-name="P7"><text:s text:c="3"/><text:span text:style-name="T9">{</text:span></text:p>
      <text:p text:style-name="P7"><text:s text:c="6"/><text:span text:style-name="T9">zl = new Zahlenliste();</text:span></text:p>
      <text:p text:style-name="P7"><text:s text:c="3"/><text:span text:style-name="T9">}</text:span></text:p>
      <text:p text:style-name="P9"><text:line-break/> <text:s text:c="2"/><text:span text:style-name="T4">public void main()</text:span><text:line-break/> <text:s text:c="2"/>{<text:line-break/> <text:s text:c="5"/>Console.clear();<text:line-break/> <text:s text:c="5"/>Console.println("Verschiedene Füllmethoden für ein Array");</text:p>
      <text:p text:style-name="P12"><text:line-break/> <text:s text:c="5"/><text:span text:style-name="T13">zl.</text:span>eingeben();<text:line-break/> <text:s text:c="5"/>Console.println("Sie haben folgende Zahlen eingegeben:");<text:line-break/> <text:s text:c="5"/><text:span text:style-name="T13">zl.</text:span>ausgeben();<text:line-break/> <text:s text:c="7"/><text:line-break/> <text:s text:c="5"/>Console.println("Das Array wird mit Zufallszahlen gefüllt."); <text:s text:c="5"/><text:line-break/> <text:s text:c="5"/><text:span text:style-name="T13">zl.</text:span>füllenZufall();<text:line-break/> <text:s text:c="5"/><text:span text:style-name="T13">zl.</text:span>ausgeben();<text:line-break/> <text:s text:c="7"/><text:line-break/> <text:s text:c="5"/>Console.println("Das Array wird linear von 0 bis 90 gefüllt.");<text:line-break/> <text:s text:c="5"/><text:span text:style-name="T13">zl.</text:span>füllenLinear10();<text:line-break/> <text:s text:c="5"/><text:span text:style-name="T13">zl.</text:span>ausgeben();<text:line-break/> <text:s text:c="7"/><text:line-break/> <text:s text:c="5"/>Console.println("Das Array wird mit den Quadratzahlen gefüllt.");<text:line-break/> <text:s text:c="5"/><text:span text:style-name="T13">zl.</text:span>füllenQuadrat();<text:line-break/> <text:s text:c="5"/><text:span text:style-name="T13">zl.</text:span>ausgeben();<text:line-break/> <text:s text:c="2"/>}<text:line-break/>}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0" draw:name="Form1" draw:style-name="gr1" draw:text-style-name="P13" svg:width="1.795cm" svg:height="0.63cm" svg:x="15.196cm" svg:y="0.386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444e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53628292400">
            <table:table-cell table:style-name="Tabelle1.A1" office:value-type="string">
              <text:p text:style-name="MP1"><text:span text:style-name="MT1">Array Füllen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6-05T10:10:28.311000000</dc:date>
    <meta:editing-duration>P4DT13H17M13S</meta:editing-duration>
    <meta:editing-cycles>361</meta:editing-cycles>
    <meta:generator>LibreOffice/7.3.3.2$Windows_X86_64 LibreOffice_project/d1d0ea68f081ee2800a922cac8f79445e4603348</meta:generator>
    <meta:print-date>2020-09-08T13:21:04.744000000</meta:print-date>
    <meta:document-statistic meta:table-count="1" meta:image-count="0" meta:object-count="0" meta:page-count="2" meta:paragraph-count="15" meta:word-count="223" meta:character-count="1929" meta:non-whitespace-character-count="1243"/>
  </office:meta>
</office:document-meta>
</file>